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/>
    </style:style>
    <style:style style:name="P2" style:parent-style-name="Lijstalinea" style:family="paragraph"/>
    <style:style style:name="P3" style:parent-style-name="Lijstalinea" style:family="paragraph"/>
    <style:style style:name="P4" style:parent-style-name="Lijstalinea" style:family="paragraph"/>
    <style:style style:name="P5" style:parent-style-name="Lijstalinea" style:family="paragraph"/>
    <style:style style:name="P6" style:parent-style-name="Lijstalinea" style:family="paragraph"/>
    <style:style style:name="P7" style:parent-style-name="Lijstalinea" style:family="paragraph"/>
    <style:style style:name="P8" style:parent-style-name="Lijstalinea" style:family="paragraph"/>
    <style:style style:name="P9" style:parent-style-name="Lijstalinea" style:family="paragraph"/>
    <style:style style:name="P10" style:parent-style-name="Lijstalinea" style:family="paragraph"/>
    <style:style style:name="P11" style:parent-style-name="Standaard" style:family="paragraph">
      <style:paragraph-properties fo:margin-left="0.4916in">
        <style:tab-stops/>
      </style:paragraph-properties>
      <style:text-properties fo:color="#FF0000"/>
    </style:style>
    <style:style style:name="P12" style:parent-style-name="Lijstalinea" style:family="paragraph"/>
    <style:style style:name="P13" style:parent-style-name="Lijstalinea" style:family="paragraph"/>
    <style:style style:name="P14" style:parent-style-name="Lijstalinea" style:family="paragraph"/>
    <style:style style:name="P15" style:parent-style-name="Lijstalinea" style:family="paragraph"/>
    <style:style style:name="P16" style:parent-style-name="Lijstalinea" style:family="paragraph">
      <style:text-properties fo:language="en" fo:country="US"/>
    </style:style>
    <style:style style:name="P17" style:parent-style-name="Lijstalinea" style:family="paragraph">
      <style:text-properties fo:language="en" fo:country="US"/>
    </style:style>
    <style:style style:name="P18" style:parent-style-name="Lijstalinea" style:family="paragraph"/>
    <style:style style:name="P19" style:parent-style-name="Lijstalinea" style:family="paragraph"/>
    <style:style style:name="P20" style:parent-style-name="Lijstalinea" style:family="paragraph"/>
    <style:style style:name="P21" style:parent-style-name="Lijstalinea" style:family="paragraph"/>
  </office:automatic-styles>
  <office:body>
    <office:text text:use-soft-page-breaks="true">
      <text:p text:style-name="P1">Stappenplan learn</text:p>
      <text:p text:style-name="Standaard">Doel: (hoe) kan ik vraag creëren voor learn?</text:p>
      <text:list text:style-name="LFO1" text:continue-numbering="true">
        <text:list-item>
          <text:p text:style-name="P2">Bugvrije pre-alpha versie maken.</text:p>
        </text:list-item>
        <text:list-item>
          <text:p text:style-name="P3">Zelf experiment.</text:p>
        </text:list-item>
        <text:list-item>
          <text:p text:style-name="P4">Job en directe kring interview.</text:p>
        </text:list-item>
        <text:list-item>
          <text:p text:style-name="P5">Job en directe kring overtuigen en<text:s/>vraag creëren.</text:p>
        </text:list-item>
        <text:list-item>
          <text:p text:style-name="P6">Interview met indirecte kring.</text:p>
        </text:list-item>
        <text:list-item>
          <text:p text:style-name="P7">Vraag creëren indirecte kring.</text:p>
        </text:list-item>
      </text:list>
      <text:h text:style-name="Kop1" text:outline-level="1">Pre-alpha versie</text:h>
      <text:list text:style-name="LFO2" text:continue-numbering="true">
        <text:list-item>
          <text:p text:style-name="P8">Create: !hashbangs voor vrije interpretatie mindmap (totaal + implementatie: 6 uur)</text:p>
          <text:list text:continue-numbering="true">
            <text:list-item>
              <text:p text:style-name="P9">Wat zijn de mogelijkheden mindmap? (3 uur)</text:p>
            </text:list-item>
            <text:list-item>
              <text:p text:style-name="P10">Wat is de beste selectie hashbangs<text:s/>daarvoor? (1 uur)</text:p>
            </text:list-item>
          </text:list>
        </text:list-item>
      </text:list>
      <text:p text:style-name="P11">!list, de rest automatisch</text:p>
      <text:list text:style-name="LFO2" text:continue-numbering="true">
        <text:list-item>
          <text:p text:style-name="P12">Create: bugvrij, tests! (2 uur)</text:p>
        </text:list-item>
        <text:list-item>
          <text:p text:style-name="P13">Study: ‘genoeg’ mogelijke vragen (2 uur)</text:p>
        </text:list-item>
        <text:list-item>
          <text:p text:style-name="P14">Study: varierende antwoord methodes (3 uur)</text:p>
        </text:list-item>
        <text:list-item>
          <text:p text:style-name="P15">Study: bugvrij + opmaak, tests! (2+1 uur)</text:p>
        </text:list-item>
        <text:list-item>
          <text:p text:style-name="P16">Study: semi geoptimaliseerde feedback (research + implementatie: 4 uur)</text:p>
        </text:list-item>
        <text:list-item>
          <text:p text:style-name="P17">Study: repeat algoritme testen. (4 uur)</text:p>
        </text:list-item>
      </text:list>
      <text:p text:style-name="Lijstalinea">------------------------------------------------------------------------------------------------ +</text:p>
      <text:p text:style-name="Lijstalinea">20 uur, deadline zondag 29-09 15:00</text:p>
      <text:h text:style-name="Kop1" text:outline-level="1">Zelf experiment</text:h>
      <text:list text:style-name="LFO2" text:continue-numbering="true">
        <text:list-item>
          <text:p text:style-name="P18">Studiemateriaal uitzoeken (1 uur)</text:p>
        </text:list-item>
        <text:list-item>
          <text:p text:style-name="P19">Studeren 2<text:s/>methodes (2 uur) (FASE 1)</text:p>
        </text:list-item>
        <text:list-item>
          <text:p text:style-name="P20">Na 2 weken: tests maken (1 uur)</text:p>
        </text:list-item>
        <text:list-item>
          <text:p text:style-name="P21">Tests nakijken en resultaten analyseren (2 uur) (FASE 2)</text:p>
        </text:list-item>
      </text:list>
      <text:p text:style-name="Lijstalinea">------------------------------------------------------------------------------------------------ +</text:p>
      <text:p text:style-name="Lijstalinea">6 uur, deadline fase 1, zondag 29-09</text:p>
      <text:p text:style-name="Lijstalinea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Titel" style:display-name="Titel" style:family="paragraph" style:parent-style-name="Standaard" style:next-style-name="Standaard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E74B5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Calibri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mon Nouwens</meta:initial-creator>
    <dc:creator>Simon Nouwens</dc:creator>
    <meta:creation-date>2013-09-25T08:13:00Z</meta:creation-date>
    <dc:date>2013-09-27T14:06:00Z</dc:date>
    <meta:template xlink:href="Normal.dotm" xlink:type="simple"/>
    <meta:editing-cycles>5</meta:editing-cycles>
    <meta:editing-duration>PT13800S</meta:editing-duration>
    <meta:document-statistic meta:page-count="1" meta:paragraph-count="2" meta:word-count="184" meta:character-count="1198" meta:row-count="8" meta:non-whitespace-character-count="1016"/>
  </office:meta>
</office:document-meta>
</file>